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line draw:style-name="gr1" draw:text-style-name="P1" draw:layer="layout" svg:width="6.181cm" svg:height="7.073cm" draw:transform="skewX (-4.25927880864085E-017) rotate (1.29241631110156) translate (8.49971875805376cm 6.19991962071311cm)" svg:viewBox="0 0 6182 7074" draw:points="0,19752 3640,19752 1854,20782 2129,21744 3228,21950 1443,22980 2541,23186 3160,23529 3778,23873 3915,24354 4533,24697 4945,26139 5564,26483 6182,26826">
          <text:p/>
        </draw:polyline>
        <draw:line draw:style-name="gr2" draw:text-style-name="P1" draw:layer="layout" svg:x1="7.5cm" svg:y1="6.7cm" svg:x2="7.5cm" svg:y2="1.2cm">
          <text:p/>
        </draw:line>
        <draw:line draw:style-name="gr2" draw:text-style-name="P1" draw:layer="layout" svg:x1="7.5cm" svg:y1="6.7cm" svg:x2="19.5cm" svg:y2="6.7cm">
          <text:p/>
        </draw:line>
        <draw:line draw:style-name="gr3" draw:text-style-name="P1" draw:layer="layout" svg:x1="12cm" svg:y1="2cm" svg:x2="12cm" svg:y2="7.5cm">
          <text:p/>
        </draw:line>
        <draw:line draw:style-name="gr3" draw:text-style-name="P1" draw:layer="layout" svg:x1="17cm" svg:y1="2cm" svg:x2="17cm" svg:y2="7.5cm">
          <text:p/>
        </draw:line>
        <draw:frame draw:style-name="gr4" draw:text-style-name="P2" draw:layer="layout" svg:width="4.1cm" svg:height="1.675cm" svg:x="3.2cm" svg:y="1.5cm">
          <draw:text-box>
            <text:p text:style-name="P2">функционал<text:line-break/>вытеснения</text:p>
          </draw:text-box>
        </draw:frame>
        <draw:frame draw:style-name="gr4" draw:layer="layout" svg:width="6.975cm" svg:height="2.387cm" svg:x="17.8cm" svg:y="4.225cm">
          <draw:text-box>
            <text:p>обращения<text:line-break/>из тестового шаблона</text:p>
            <text:p>в таблицу</text:p>
          </draw:text-box>
        </draw:frame>
        <draw:line draw:style-name="gr5" draw:text-style-name="P1" draw:layer="layout" svg:x1="12cm" svg:y1="7.2cm" svg:x2="17cm" svg:y2="7.2cm">
          <text:p/>
        </draw:line>
        <draw:frame draw:style-name="gr4" draw:text-style-name="P1" draw:layer="layout" svg:width="8.13cm" svg:height="1.675cm" svg:x="9.601cm" svg:y="7.426cm">
          <draw:text-box>
            <text:p text:style-name="P1">монотонное увеличение<text:line-break/>функционала вытеснения</text:p>
          </draw:text-box>
        </draw:frame>
        <draw:custom-shape draw:style-name="gr6" draw:text-style-name="P1" draw:layer="layout" svg:width="0.287cm" svg:height="0.287cm" svg:x="12.1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7cm" svg:height="0.287cm" svg:x="12.3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7cm" svg:height="0.287cm" svg:x="12.80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7cm" svg:height="0.287cm" svg:x="13.903cm" svg:y="3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7cm" svg:height="0.287cm" svg:x="11.9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7cm" svg:height="0.287cm" svg:x="15.904cm" svg:y="3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3.834cm" svg:height="1.675cm" svg:x="13.4cm" svg:y="4.713cm">
          <draw:text-box>
            <text:p>полезные</text:p>
            <text:p>обращения</text:p>
          </draw:text-box>
        </draw:frame>
        <draw:line draw:style-name="gr7" draw:text-style-name="P1" draw:layer="layout" svg:x1="15.5cm" svg:y1="4.9cm" svg:x2="16cm" svg:y2="3.4cm">
          <text:p/>
        </draw:line>
        <draw:line draw:style-name="gr7" draw:text-style-name="P1" draw:layer="layout" svg:x1="14.2cm" svg:y1="3.9cm" svg:x2="14.7cm" svg:y2="4.9cm">
          <text:p/>
        </draw:line>
        <draw:line draw:style-name="gr7" draw:text-style-name="P1" draw:layer="layout" svg:x1="13.1cm" svg:y1="4.5cm" svg:x2="13.6cm" svg:y2="5cm">
          <text:p/>
        </draw:line>
        <draw:line draw:style-name="gr7" draw:text-style-name="P1" draw:layer="layout" svg:x1="12.491cm" svg:y1="5.404cm" svg:x2="13.6cm" svg:y2="5.742cm">
          <text:p/>
        </draw:line>
        <draw:line draw:style-name="gr7" draw:text-style-name="P1" draw:layer="layout" svg:x1="12.588cm" svg:y1="4.888cm" svg:x2="13.6cm" svg:y2="5.404cm">
          <text:p/>
        </draw:line>
        <draw:line draw:style-name="gr7" draw:text-style-name="P1" draw:layer="layout" svg:x1="12.392cm" svg:y1="5.704cm" svg:x2="13.501cm" svg:y2="5.9cm">
          <text:p/>
        </draw:line>
        <draw:custom-shape draw:style-name="gr8" draw:text-style-name="P1" draw:layer="layout" svg:width="0.287cm" svg:height="0.287cm" svg:x="14.403cm" svg:y="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87cm" svg:height="0.287cm" svg:x="15.104cm" svg:y="3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7.559cm" svg:height="0.963cm" svg:x="12.101cm" svg:y="1.214cm">
          <draw:text-box>
            <text:p>неполезные обращения</text:p>
          </draw:text-box>
        </draw:frame>
        <draw:line draw:style-name="gr7" draw:text-style-name="P1" draw:layer="layout" svg:x1="13.3cm" svg:y1="2cm" svg:x2="14.3cm" svg:y2="3cm">
          <text:p/>
        </draw:line>
        <draw:line draw:style-name="gr7" draw:text-style-name="P1" draw:layer="layout" svg:x1="15.8cm" svg:y1="2cm" svg:x2="15.3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Евгений Корныхин</meta:initial-creator>
    <meta:creation-date>2009-08-05T11:21:41.64</meta:creation-date>
    <dc:date>2010-11-08T12:36:30.68</dc:date>
    <dc:creator>Ivan Ivanov</dc:creator>
    <meta:editing-duration>PT00H25M20S</meta:editing-duration>
    <meta:editing-cycles>10</meta:editing-cycles>
    <meta:generator>OpenOffice.org/3.2$Win32 OpenOffice.org_project/320m12$Build-9483</meta:generator>
    <meta:printed-by>Ivan Ivanov</meta:printed-by>
    <meta:print-date>2010-09-08T16:21:55.91</meta:print-date>
    <meta:document-statistic meta:object-count="27"/>
  </office:meta>
</office:document-meta>
</file>